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1eee2d" officeooo:paragraph-rsid="001eee2d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2f7a58" officeooo:paragraph-rsid="002f7a58" style:font-size-asian="15pt" style:font-size-complex="15pt"/>
    </style:style>
    <style:style style:name="P5" style:family="paragraph" style:parent-style-name="Preformatted_20_Text">
      <style:paragraph-properties fo:text-align="center" style:justify-single-word="false"/>
      <style:text-properties fo:font-size="15pt" officeooo:rsid="00b3dc41" officeooo:paragraph-rsid="00b3dc41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b571e2" officeooo:paragraph-rsid="00b571e2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b379ee" officeooo:paragraph-rsid="00b379ee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style:text-underline-style="none" officeooo:rsid="00b379ee" officeooo:paragraph-rsid="00b379ee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style:text-underline-style="none" officeooo:rsid="0013c727" officeooo:paragraph-rsid="0013c727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3pt" officeooo:rsid="0090aa16" officeooo:paragraph-rsid="009ebe46" style:font-size-asian="13pt" style:font-size-complex="13pt"/>
    </style:style>
    <style:style style:name="P14" style:family="paragraph" style:parent-style-name="Preformatted_20_Text">
      <style:paragraph-properties fo:text-align="start" style:justify-single-word="false"/>
      <style:text-properties fo:font-size="15pt" style:text-underline-style="none" officeooo:rsid="0013c727" officeooo:paragraph-rsid="0013c727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officeooo:rsid="00b571e2" officeooo:paragraph-rsid="00b571e2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5pt" officeooo:rsid="00b571e2" officeooo:paragraph-rsid="00bc350d" style:font-size-asian="15pt" style:font-size-complex="15pt"/>
    </style:style>
    <style:style style:name="P17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fo:font-size="15pt" officeooo:rsid="00c58415" officeooo:paragraph-rsid="00c58415" style:font-size-asian="15pt" style:font-size-complex="15pt"/>
    </style:style>
    <style:style style:name="P19" style:family="paragraph" style:parent-style-name="Preformatted_20_Text">
      <style:paragraph-properties fo:text-align="start" style:justify-single-word="false"/>
      <style:text-properties fo:font-size="15pt" officeooo:rsid="00c58415" officeooo:paragraph-rsid="00cca01e" style:font-size-asian="15pt" style:font-size-complex="15pt"/>
    </style:style>
    <style:style style:name="P20" style:family="paragraph" style:parent-style-name="Preformatted_20_Text">
      <style:paragraph-properties fo:text-align="start" style:justify-single-word="false"/>
      <style:text-properties fo:font-size="15pt" officeooo:rsid="00cca01e" officeooo:paragraph-rsid="00cca01e" style:font-size-asian="15pt" style:font-size-complex="15pt"/>
    </style:style>
    <style:style style:name="P21" style:family="paragraph" style:parent-style-name="Preformatted_20_Text">
      <style:paragraph-properties fo:text-align="start" style:justify-single-word="false"/>
      <style:text-properties fo:font-size="15pt" officeooo:rsid="00cd409a" officeooo:paragraph-rsid="00cd409a" style:font-size-asian="15pt" style:font-size-complex="15pt"/>
    </style:style>
    <style:style style:name="P22" style:family="paragraph" style:parent-style-name="Preformatted_20_Text">
      <style:paragraph-properties fo:text-align="start" style:justify-single-word="false"/>
      <style:text-properties fo:font-size="15pt" officeooo:rsid="0090aa16" officeooo:paragraph-rsid="008ddef0" style:font-size-asian="15pt" style:font-size-complex="15pt"/>
    </style:style>
    <style:style style:name="T1" style:family="text">
      <style:text-properties officeooo:rsid="003e9b1c"/>
    </style:style>
    <style:style style:name="T2" style:family="text">
      <style:text-properties officeooo:rsid="006dcb42"/>
    </style:style>
    <style:style style:name="T3" style:family="text">
      <style:text-properties officeooo:rsid="00a54ba8"/>
    </style:style>
    <style:style style:name="T4" style:family="text">
      <style:text-properties officeooo:rsid="00b571e2"/>
    </style:style>
    <style:style style:name="T5" style:family="text">
      <style:text-properties officeooo:rsid="00b6cf7f"/>
    </style:style>
    <style:style style:name="T6" style:family="text">
      <style:text-properties officeooo:rsid="00b8fc8d"/>
    </style:style>
    <style:style style:name="T7" style:family="text">
      <style:text-properties officeooo:rsid="00bc350d"/>
    </style:style>
    <style:style style:name="T8" style:family="text">
      <style:text-properties style:text-position="super 58%" officeooo:rsid="00bc350d"/>
    </style:style>
    <style:style style:name="T9" style:family="text">
      <style:text-properties style:text-position="0% 100%" officeooo:rsid="00bc350d"/>
    </style:style>
    <style:style style:name="T10" style:family="text">
      <style:text-properties style:text-position="0% 100%" officeooo:rsid="00bf285e"/>
    </style:style>
    <style:style style:name="T11" style:family="text">
      <style:text-properties officeooo:rsid="00bf57a1"/>
    </style:style>
    <style:style style:name="T12" style:family="text">
      <style:text-properties officeooo:rsid="00c0482e"/>
    </style:style>
    <style:style style:name="T13" style:family="text">
      <style:text-properties officeooo:rsid="00c5ae9c"/>
    </style:style>
    <style:style style:name="T14" style:family="text">
      <style:text-properties officeooo:rsid="00c9dc71"/>
    </style:style>
    <style:style style:name="T15" style:family="text">
      <style:text-properties officeooo:rsid="00cab2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3">2</text:span></text:p>
      <text:p text:style-name="P5">CEVIR</text:p>
      <text:p text:style-name="P2"/>
      <text:p text:style-name="P7">Problem</text:p>
      <text:p text:style-name="P2"><text:tab/><text:span text:style-name="T4">Bir matrisin ne olduğunu muhtemelen biliyorsunuzdur. Matris dikdörtgen şeklinde oluşturulmuş sayılar kümesidir. m satır n sütunluk bir matrise m’e n’lik bir matris denir.</text:span></text:p>
      <text:p text:style-name="P2"><text:tab/><text:tab/><text:tab/><text:span text:style-name="T4">17<text:tab/>3<text:tab/>2</text:span></text:p>
      <text:p text:style-name="P2"><text:tab/><text:tab/><text:span text:style-name="T4">A=<text:tab/>0<text:tab/>7<text:tab/>-13</text:span></text:p>
      <text:p text:style-name="P2"><text:tab/><text:tab/><text:tab/><text:span text:style-name="T4">0<text:tab/>0<text:tab/>0</text:span></text:p>
      <text:p text:style-name="P2"><text:tab/><text:tab/><text:tab/><text:span text:style-name="T4">5<text:tab/>-2<text:tab/>11</text:span></text:p>
      <text:p text:style-name="P6">4’e 3’lük bir matristir.</text:p>
      <text:p text:style-name="P6"><text:tab/>Bir matrisin transpozu o matrisin satırları ile sütunlarının yer değiştirmiş halidir. Matrisin transpozunun i. satır j. sütunundaki eleman, orjinal matrisin j. satır i. sütunundaki elemana eşittir. <text:span text:style-name="T7">Yukarıdaki matrisin transpozu şöyledir:</text:span></text:p>
      <text:p text:style-name="P16"><text:tab/><text:tab/><text:tab/><text:span text:style-name="T7">17<text:tab/>0<text:tab/>0<text:tab/>5</text:span></text:p>
      <text:p text:style-name="P16"><text:span text:style-name="T7"><text:tab/><text:tab/>A</text:span><text:span text:style-name="T8">T</text:span><text:span text:style-name="T9">=<text:tab/>3<text:tab/></text:span><text:span text:style-name="T10">7</text:span><text:span text:style-name="T9"><text:tab/>0<text:tab/>-2</text:span></text:p>
      <text:p text:style-name="P16"><text:span text:style-name="T9"><text:tab/><text:tab/><text:tab/>2<text:tab/>-1</text:span><text:span text:style-name="T10">3</text:span><text:span text:style-name="T9"><text:tab/>0<text:tab/>11</text:span></text:p>
      <text:p text:style-name="P12"><text:tab/><text:span text:style-name="T5">Bir matrisin sıfır olmayan elemanlarının sayısı sıfır olan elemanlarının sayına görece azsa bu matrise seyrek matris denir. m’e n’lik bir matriste m*n adet sayı bulunduğu için, seyrek matrisleri iki boyutlu array olarak dümdüz tutmak verimli değildir. Bunun yerine sıfırdan farklı elemanların değerleri ile satır ve sütunlarını tutmak daha verimlidir.</text:span></text:p>
      <text:p text:style-name="P12"><text:tab/><text:span text:style-name="T6">Sizden istenen Input bölümünde bahsedildiği şekilde seyrek matrisler verildiğinde, matrisin transpozunu yine aynı şekilde basmanız.</text:span></text:p>
      <text:p text:style-name="P12"/>
      <text:p text:style-name="P7">Input</text:p>
      <text:p text:style-name="P2"><text:tab/><text:span text:style-name="T11">Input birden fazla testten oluşmaktadır.</text:span></text:p>
      <text:p text:style-name="P2"><text:tab/><text:span text:style-name="T12">Her testte bir adet matris verilecektir. Testin ilk satırı iki adet sayıdan oluşacaktır.(m n) m sayısı verilen matrisin satır, n sayısı ise sütun sayısını gösterir. Sonraki satırları ikili ikili düşünelim. Her iki satır matrisin bir adet satırını gösterir.(1. Satırdan m. satıra kadar) Her ikilinin ilk satırı bir r sayısı ile başlar. Bu sayı matrisin o satırındaki sıfırdan farklı elemanların sayısını </text:span><text:soft-page-break/><text:span text:style-name="T12">verir. Aynı satırdaki sonraki r sayı sıfırdan farklı sayıların sütunlarını verir.(Sütun sayıları artan şekilde sıralanmıştır) İkilinin ikinci satırında r adet sayı verilmiştir. Bu r sayı, matrisinde o satırdaki sıfır olmayan elemanlarının değerini verir. Örneğin yukarıdaki A matrisi şöyle verilmiştir:</text:span></text:p>
      <text:p text:style-name="P18">4 3</text:p>
      <text:p text:style-name="P18">3 1 2 3</text:p>
      <text:p text:style-name="P18">17 3 2</text:p>
      <text:p text:style-name="P18">2 2 3</text:p>
      <text:p text:style-name="P18">7 -13</text:p>
      <text:p text:style-name="P18">0</text:p>
      <text:p text:style-name="P18"/>
      <text:p text:style-name="P18">3 1 2 3</text:p>
      <text:p text:style-name="P18">5 -2 11</text:p>
      <text:p text:style-name="P18"/>
      <text:p text:style-name="P18"><text:tab/><text:span text:style-name="T13">Örnekten de anlaşılacağı gibi, bütün elemanları 0 olan satırlar, bir satırda ‘0’ ikinci satırda hiçbir şey verilmemesiyle belli edilir.</text:span></text:p>
      <text:p text:style-name="P18"><text:tab/><text:span text:style-name="T14">Matrislerin boyutunun 10000x10000’den küçük olacağını varsayabilirsiniz.</text:span></text:p>
      <text:p text:style-name="P18"><text:tab/><text:span text:style-name="T14">Toplam sıfırdan farklı eleman sayısı 1000’den küçük olacaktır.</text:span></text:p>
      <text:p text:style-name="P18"><text:tab/><text:span text:style-name="T14">Matrisin her elemanı -10000 ile 10000 arasında bir tamsayı olacaktır.</text:span></text:p>
      <text:p text:style-name="P18"><text:tab/><text:span text:style-name="T14">Her satırda maksimum 100 karakter bulunmaktadır.</text:span></text:p>
      <text:p text:style-name="P18"><text:tab/><text:span text:style-name="T14">Inputun sonu m ve n değerleri için 0 0 verilmesiyle belli edilir.</text:span></text:p>
      <text:p text:style-name="P18"/>
      <text:p text:style-name="P7">Output</text:p>
      <text:p text:style-name="P2"><text:tab/><text:span text:style-name="T15">Her test için, verilen matrisin transpozunu, “Input” bölümünde açıklanan şekilde basınız.</text:span></text:p>
      <text:p text:style-name="P2"/>
      <text:p text:style-name="P8">Örnek Input</text:p>
      <text:p text:style-name="P19">4 3</text:p>
      <text:p text:style-name="P19">3 1 2 3</text:p>
      <text:p text:style-name="P19">17 3 2</text:p>
      <text:p text:style-name="P19">2 2 3</text:p>
      <text:p text:style-name="P19">7 -13</text:p>
      <text:p text:style-name="P19">0</text:p>
      <text:p text:style-name="P19"/>
      <text:p text:style-name="P19">3 1 2 3</text:p>
      <text:p text:style-name="P19"><text:soft-page-break/>5 -2 11</text:p>
      <text:p text:style-name="P20">0 0</text:p>
      <text:p text:style-name="P3"/>
      <text:p text:style-name="P8">Örnek Output</text:p>
      <text:p text:style-name="P21">3 4</text:p>
      <text:p text:style-name="P21">2 1 4 </text:p>
      <text:p text:style-name="P21">17 5 </text:p>
      <text:p text:style-name="P21">3 1 2 4 </text:p>
      <text:p text:style-name="P21">3 7 -2 </text:p>
      <text:p text:style-name="P21">3 1 2 4 </text:p>
      <text:p text:style-name="P21">2 -13 11 </text:p>
      <text:p text:style-name="P22"/>
      <text:p text:style-name="P13"/>
      <text:p text:style-name="P9">Time Limit</text:p>
      <text:p text:style-name="P4">C/C++/<text:span text:style-name="T1">Java</text:span>: <text:span text:style-name="T2">1 saniye, Python: 2 saniye</text:span></text:p>
      <text:p text:style-name="P4"/>
      <text:p text:style-name="P10">Memory Limit</text:p>
      <text:p text:style-name="P11">100 M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23:12:53.039836470</dc:date>
    <meta:editing-duration>PT1H57M39S</meta:editing-duration>
    <meta:editing-cycles>128</meta:editing-cycles>
    <meta:generator>LibreOffice/5.1.4.2$Linux_X86_64 LibreOffice_project/10m0$Build-2</meta:generator>
    <meta:document-statistic meta:table-count="0" meta:image-count="0" meta:object-count="0" meta:page-count="3" meta:paragraph-count="56" meta:word-count="415" meta:character-count="2562" meta:non-whitespace-character-count="2165"/>
  </office:meta>
</office:document-meta>
</file>